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style:font-name="Courier New"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style:font-name="Courier New" fo:language="de" fo:country="DE" style:language-asian="zxx" style:country-asian="none" style:language-complex="zxx" style:country-complex="none"/>
    </style:style>
    <style:style style:name="P6" style:family="paragraph" style:parent-style-name="Standard" style:list-style-name="L4">
      <style:text-properties style:font-name="Courier New" fo:language="de" fo:country="DE" style:language-asian="zxx" style:country-asian="none" style:language-complex="zxx" style:country-complex="none"/>
    </style:style>
    <style:style style:name="P7" style:family="paragraph" style:parent-style-name="Standard" style:list-style-name="L5">
      <style:text-properties style:font-name="Courier New" fo:language="de" fo:country="DE" style:language-asian="zxx" style:country-asian="none" style:language-complex="zxx" style:country-complex="none"/>
    </style:style>
    <style:style style:name="P8" style:family="paragraph" style:parent-style-name="Standard" style:list-style-name="L6">
      <style:text-properties style:font-name="Courier New" fo:language="de" fo:country="DE" style:language-asian="zxx" style:country-asian="none" style:language-complex="zxx" style:country-complex="none"/>
    </style:style>
    <style:style style:name="P9" style:family="paragraph" style:parent-style-name="Standard" style:list-style-name="L7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ndzüge unseres Steuersystems</text:p>
      <text:p text:style-name="P3"/>
      <text:p text:style-name="P3"/>
      <text:list xml:id="list40470722" text:style-name="L1">
        <text:list-item>
          <text:p text:style-name="P4">Sinn von steuerlichen Maßnahmen</text:p>
        </text:list-item>
      </text:list>
      <text:list xml:id="list40456784" text:style-name="L2">
        <text:list-item>
          <text:p text:style-name="P5">Finanzierung öffentlicher Aufgaben</text:p>
        </text:list-item>
        <text:list-item>
          <text:p text:style-name="P5">Beeinflussung der Konjunktur</text:p>
        </text:list-item>
        <text:list-item>
          <text:p text:style-name="P5">Steuerung des Konsumverhaltens</text:p>
        </text:list-item>
        <text:list-item>
          <text:p text:style-name="P5">Einkommen / Vermögen gerechter verteilen</text:p>
        </text:list-item>
      </text:list>
      <text:p text:style-name="P3"/>
      <text:list xml:id="list40496863" text:style-name="L4">
        <text:list-item>
          <text:p text:style-name="P6">Einkünfte, die besteuert werden</text:p>
        </text:list-item>
      </text:list>
      <text:list xml:id="list40504227" text:style-name="L5">
        <text:list-item>
          <text:p text:style-name="P7">Land- und Forstwirtschaft</text:p>
        </text:list-item>
        <text:list-item>
          <text:p text:style-name="P7">Gewerbebetrieb</text:p>
        </text:list-item>
        <text:list-item>
          <text:p text:style-name="P7">selbständige Arbeit</text:p>
        </text:list-item>
        <text:list-item>
          <text:p text:style-name="P7">nicht selbständige Arbeit</text:p>
        </text:list-item>
        <text:list-item>
          <text:p text:style-name="P7">Kapitalvermögen</text:p>
        </text:list-item>
        <text:list-item>
          <text:p text:style-name="P7">Vermietung / Verpachtung</text:p>
        </text:list-item>
        <text:list-item>
          <text:p text:style-name="P7">sonstige Einkünfte: Rente, Spekulationsgewinne, …</text:p>
        </text:list-item>
      </text:list>
      <text:p text:style-name="P3"/>
      <text:list xml:id="list40502382" text:style-name="L6">
        <text:list-item>
          <text:p text:style-name="P8">Steuerklassen</text:p>
        </text:list-item>
      </text:list>
      <text:list xml:id="list40525879" text:style-name="L7">
        <text:list-item>
          <text:p text:style-name="P9">Steuerklasse I: ledig, geschieden, verwitwert, getrennt lebend</text:p>
        </text:list-item>
        <text:list-item>
          <text:p text:style-name="P9">Steuerklasse II: alleinerziehend</text:p>
        </text:list-item>
        <text:list-item>
          <text:p text:style-name="P9">Steuerklasse III: verheiratet, wenn der Partner nicht oder nicht viel verdient</text:p>
        </text:list-item>
        <text:list-item>
          <text:p text:style-name="P9">Steuerklasse IV: verheiratet, wenn der Partner etwa gleich viel verdient</text:p>
        </text:list-item>
        <text:list-item>
          <text:p text:style-name="P9">Steuerklasse V: verheiratet, wenn der Partner in Klasse III ist</text:p>
        </text:list-item>
        <text:list-item>
          <text:p text:style-name="P9">Steuerklasse VI: ab der zweiten Lohnsteuerkarte</text:p>
        </text:list-item>
      </text:list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3S</meta:editing-duration>
    <meta:editing-cycles>4</meta:editing-cycles>
    <meta:generator>LibreOffice/3.3$Win32 OpenOffice.org_project/330m9$Build-1</meta:generator>
    <dc:date>2010-11-11T20:42:18.57</dc:date>
    <meta:document-statistic meta:table-count="0" meta:image-count="0" meta:object-count="0" meta:page-count="1" meta:paragraph-count="21" meta:word-count="111" meta:character-count="786"/>
    <meta:user-defined meta:name="Info 1"/>
    <meta:user-defined meta:name="Info 2"/>
    <meta:user-defined meta:name="Info 3"/>
    <meta:user-defined meta:name="Info 4"/>
  </office:meta>
</office:document-meta>
</file>